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arial" svg:font-family="arial, Verdana, Geneva, 'DejaVu Sans', sans-serif"/>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style:writing-mode="lr-tb"/>
    </style:style>
    <style:style style:name="P4" style:family="paragraph" style:parent-style-name="Heading_20_2">
      <style:paragraph-properties fo:line-height="115%" fo:break-before="auto" fo:break-after="auto" style:writing-mode="lr-tb"/>
    </style:style>
    <style:style style:name="P5" style:family="paragraph" style:parent-style-name="Heading_20_2">
      <style:paragraph-properties fo:line-height="115%" fo:break-before="page" style:writing-mode="lr-tb"/>
    </style:style>
    <style:style style:name="P6" style:family="paragraph" style:parent-style-name="Heading_20_1" style:master-page-name="Standard">
      <style:paragraph-properties fo:line-height="115%" style:page-number="auto" fo:break-before="auto" fo:break-after="auto" style:writing-mode="lr-tb"/>
    </style:style>
    <style:style style:name="P7" style:family="paragraph" style:parent-style-name="Heading_20_1">
      <style:paragraph-properties fo:margin-top="0.353cm" fo:margin-bottom="0cm" fo:line-height="115%" fo:break-before="page"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font-variant="normal" fo:text-transform="none" fo:color="#467dad" style:text-line-through-style="none" style:font-name="arial" fo:font-size="8.5pt" fo:letter-spacing="normal" fo:font-style="normal" style:text-underline-style="none" fo:font-weight="normal" style:text-blinking="false"/>
    </style:style>
    <style:style style:name="T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0"><text:bookmark text:name="h.j0nyvfg6te5h"/>References and Useful Links</text:h>
      <text:h text:style-name="P4" text:outline-level="10"><text:bookmark text:name="h.mfmdqkdy3zww"/>General Information on VStar and Variable Star Observing</text:h>
      <text:p text:style-name="P1"/>
      <text:p text:style-name="P1"><text:span text:style-name="T1">AAVSO</text:span><text:span text:style-name="T1"> </text:span><text:span text:style-name="T1">VStar</text:span><text:span text:style-name="T1"> </text:span><text:span text:style-name="T1">Overview</text:span><text:span text:style-name="T1"> </text:span><text:span text:style-name="T1">and</text:span><text:span text:style-name="T1"> </text:span><text:span text:style-name="T1">Download</text:span><text:span text:style-name="T1"> </text:span><text:span text:style-name="T1">page</text:span><text:span text:style-name="T1">:</text:span> The starting point for using VStar; includes instructions for downloading the program (including helpful hints for dealing with firewalls and other vagaries) as well as links for further instructions and tutorials. <text:s/>[<text:a xlink:type="simple" xlink:href="http://www.aavso.org/vstar-overview"><text:span text:style-name="T2">http</text:span></text:a><text:a xlink:type="simple" xlink:href="http://www.aavso.org/vstar-overview"><text:span text:style-name="T2">://</text:span></text:a><text:a xlink:type="simple" xlink:href="http://www.aavso.org/vstar-overview"><text:span text:style-name="T2">www</text:span></text:a><text:a xlink:type="simple" xlink:href="http://www.aavso.org/vstar-overview"><text:span text:style-name="T2">.</text:span></text:a><text:a xlink:type="simple" xlink:href="http://www.aavso.org/vstar-overview"><text:span text:style-name="T2">aavso</text:span></text:a><text:a xlink:type="simple" xlink:href="http://www.aavso.org/vstar-overview"><text:span text:style-name="T2">.</text:span></text:a><text:a xlink:type="simple" xlink:href="http://www.aavso.org/vstar-overview"><text:span text:style-name="T2">org</text:span></text:a><text:a xlink:type="simple" xlink:href="http://www.aavso.org/vstar-overview"><text:span text:style-name="T2">/</text:span></text:a><text:a xlink:type="simple" xlink:href="http://www.aavso.org/vstar-overview"><text:span text:style-name="T2">vstar</text:span></text:a><text:a xlink:type="simple" xlink:href="http://www.aavso.org/vstar-overview"><text:span text:style-name="T2">-</text:span></text:a><text:a xlink:type="simple" xlink:href="http://www.aavso.org/vstar-overview"><text:span text:style-name="T2">overview</text:span></text:a>]</text:p>
      <text:p text:style-name="P1"/>
      <text:p text:style-name="P1"><text:span text:style-name="T1">VStar</text:span><text:span text:style-name="T1"> </text:span><text:span text:style-name="T1">SourceForge</text:span><text:span text:style-name="T1"> </text:span><text:span text:style-name="T1">Project</text:span><text:span text:style-name="T1"> </text:span><text:span text:style-name="T1">page</text:span>: A source for downloading VStar for those who have difficulty downloading directly from the AAVSO website (for example, when firewalls are in use). Also, the downloadable distribution archive contains additional documents and resources that are not easy to make available via the WebStart™ download method. </text:p>
      <text:p text:style-name="P1">[<text:a xlink:type="simple" xlink:href="https://sourceforge.net/projects/vstar"><text:span text:style-name="T2">https</text:span></text:a><text:a xlink:type="simple" xlink:href="https://sourceforge.net/projects/vstar"><text:span text:style-name="T2">://</text:span></text:a><text:a xlink:type="simple" xlink:href="https://sourceforge.net/projects/vstar"><text:span text:style-name="T2">sourceforge</text:span></text:a><text:a xlink:type="simple" xlink:href="https://sourceforge.net/projects/vstar"><text:span text:style-name="T2">.</text:span></text:a><text:a xlink:type="simple" xlink:href="https://sourceforge.net/projects/vstar"><text:span text:style-name="T2">net</text:span></text:a><text:a xlink:type="simple" xlink:href="https://sourceforge.net/projects/vstar"><text:span text:style-name="T2">/</text:span></text:a><text:a xlink:type="simple" xlink:href="https://sourceforge.net/projects/vstar"><text:span text:style-name="T2">projects</text:span></text:a><text:a xlink:type="simple" xlink:href="https://sourceforge.net/projects/vstar"><text:span text:style-name="T2">/</text:span></text:a><text:a xlink:type="simple" xlink:href="https://sourceforge.net/projects/vstar"><text:span text:style-name="T2">vstar</text:span></text:a>]</text:p>
      <text:p text:style-name="P1"/>
      <text:p text:style-name="P1"><text:span text:style-name="T1">AAVSO</text:span><text:span text:style-name="T1"> </text:span><text:span text:style-name="T1">Plug</text:span><text:span text:style-name="T1">-</text:span><text:span text:style-name="T1">in</text:span><text:span text:style-name="T1"> </text:span><text:span text:style-name="T1">Library</text:span><text:span text:style-name="T1"> </text:span><text:span text:style-name="T1">page</text:span><text:span text:style-name="T1">:</text:span> Instructions for installing various plug-ins for VStar as well as links to those currently available. </text:p>
      <text:p text:style-name="P1">[<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p text:style-name="P1"/>
      <text:p text:style-name="P1"><text:span text:style-name="T1">AAVSO</text:span><text:span text:style-name="T1"> </text:span><text:span text:style-name="T1">VStar</text:span><text:span text:style-name="T1"> </text:span><text:span text:style-name="T1">Forum</text:span>: The home page for all ongoing and past discussion of VStar, its usage, and problems users have encountered with it. </text:p>
      <text:p text:style-name="P1">[<text:a xlink:type="simple" xlink:href="http://www.aavso.org/forums/about-aavso/vstar"><text:span text:style-name="T2">http</text:span></text:a><text:a xlink:type="simple" xlink:href="http://www.aavso.org/forums/about-aavso/vstar"><text:span text:style-name="T2">://</text:span></text:a><text:a xlink:type="simple" xlink:href="http://www.aavso.org/forums/about-aavso/vstar"><text:span text:style-name="T2">www</text:span></text:a><text:a xlink:type="simple" xlink:href="http://www.aavso.org/forums/about-aavso/vstar"><text:span text:style-name="T2">.</text:span></text:a><text:a xlink:type="simple" xlink:href="http://www.aavso.org/forums/about-aavso/vstar"><text:span text:style-name="T2">aavso</text:span></text:a><text:a xlink:type="simple" xlink:href="http://www.aavso.org/forums/about-aavso/vstar"><text:span text:style-name="T2">.</text:span></text:a><text:a xlink:type="simple" xlink:href="http://www.aavso.org/forums/about-aavso/vstar"><text:span text:style-name="T2">org</text:span></text:a><text:a xlink:type="simple" xlink:href="http://www.aavso.org/forums/about-aavso/vstar"><text:span text:style-name="T2">/</text:span></text:a><text:a xlink:type="simple" xlink:href="http://www.aavso.org/forums/about-aavso/vstar"><text:span text:style-name="T2">forums</text:span></text:a><text:a xlink:type="simple" xlink:href="http://www.aavso.org/forums/about-aavso/vstar"><text:span text:style-name="T2">/</text:span></text:a><text:a xlink:type="simple" xlink:href="http://www.aavso.org/forums/about-aavso/vstar"><text:span text:style-name="T2">about</text:span></text:a><text:a xlink:type="simple" xlink:href="http://www.aavso.org/forums/about-aavso/vstar"><text:span text:style-name="T2">-</text:span></text:a><text:a xlink:type="simple" xlink:href="http://www.aavso.org/forums/about-aavso/vstar"><text:span text:style-name="T2">aavso</text:span></text:a><text:a xlink:type="simple" xlink:href="http://www.aavso.org/forums/about-aavso/vstar"><text:span text:style-name="T2">/</text:span></text:a><text:a xlink:type="simple" xlink:href="http://www.aavso.org/forums/about-aavso/vstar"><text:span text:style-name="T2">vstar</text:span></text:a>]</text:p>
      <text:p text:style-name="P1"/>
      <text:p text:style-name="P1"><text:span text:style-name="T1">AAVSO</text:span><text:span text:style-name="T1"> </text:span><text:span text:style-name="T1">Download</text:span><text:span text:style-name="T1"> </text:span><text:span text:style-name="T1">Format</text:span><text:span text:style-name="T1">:</text:span> A detailed list and explanation of the format and terms used in AAVSO data sets.</text:p>
      <text:p text:style-name="P1">[<text:a xlink:type="simple" xlink:href="http://www.aavso.org/format-data-file"><text:span text:style-name="T2">http</text:span></text:a><text:a xlink:type="simple" xlink:href="http://www.aavso.org/format-data-file"><text:span text:style-name="T2">://</text:span></text:a><text:a xlink:type="simple" xlink:href="http://www.aavso.org/format-data-file"><text:span text:style-name="T2">www</text:span></text:a><text:a xlink:type="simple" xlink:href="http://www.aavso.org/format-data-file"><text:span text:style-name="T2">.</text:span></text:a><text:a xlink:type="simple" xlink:href="http://www.aavso.org/format-data-file"><text:span text:style-name="T2">aavso</text:span></text:a><text:a xlink:type="simple" xlink:href="http://www.aavso.org/format-data-file"><text:span text:style-name="T2">.</text:span></text:a><text:a xlink:type="simple" xlink:href="http://www.aavso.org/format-data-file"><text:span text:style-name="T2">org</text:span></text:a><text:a xlink:type="simple" xlink:href="http://www.aavso.org/format-data-file"><text:span text:style-name="T2">/</text:span></text:a><text:a xlink:type="simple" xlink:href="http://www.aavso.org/format-data-file"><text:span text:style-name="T2">format</text:span></text:a><text:a xlink:type="simple" xlink:href="http://www.aavso.org/format-data-file"><text:span text:style-name="T2">-</text:span></text:a><text:a xlink:type="simple" xlink:href="http://www.aavso.org/format-data-file"><text:span text:style-name="T2">data</text:span></text:a><text:a xlink:type="simple" xlink:href="http://www.aavso.org/format-data-file"><text:span text:style-name="T2">-</text:span></text:a><text:a xlink:type="simple" xlink:href="http://www.aavso.org/format-data-file"><text:span text:style-name="T2">file</text:span></text:a>]</text:p>
      <text:p text:style-name="P1"/>
      <text:p text:style-name="P1"><text:span text:style-name="T1">WebObs</text:span>: A portal on the AAVSO website for uploading new observations of variable stars and searching for previously uploaded observations. Note: solar observations are not included in this data set, and are found at <text:a xlink:type="simple" xlink:href="http://www.aavso.org/solar"><text:span text:style-name="T2">http</text:span></text:a><text:a xlink:type="simple" xlink:href="http://www.aavso.org/solar"><text:span text:style-name="T2">://</text:span></text:a><text:a xlink:type="simple" xlink:href="http://www.aavso.org/solar"><text:span text:style-name="T2">www</text:span></text:a><text:a xlink:type="simple" xlink:href="http://www.aavso.org/solar"><text:span text:style-name="T2">.</text:span></text:a><text:a xlink:type="simple" xlink:href="http://www.aavso.org/solar"><text:span text:style-name="T2">aavso</text:span></text:a><text:a xlink:type="simple" xlink:href="http://www.aavso.org/solar"><text:span text:style-name="T2">.</text:span></text:a><text:a xlink:type="simple" xlink:href="http://www.aavso.org/solar"><text:span text:style-name="T2">org</text:span></text:a><text:a xlink:type="simple" xlink:href="http://www.aavso.org/solar"><text:span text:style-name="T2">/</text:span></text:a><text:a xlink:type="simple" xlink:href="http://www.aavso.org/solar"><text:span text:style-name="T2">solar</text:span></text:a>.</text:p>
      <text:p text:style-name="P1">[<text:a xlink:type="simple" xlink:href="http://www.aavso.org/webobs"><text:span text:style-name="T2">http</text:span></text:a><text:a xlink:type="simple" xlink:href="http://www.aavso.org/webobs"><text:span text:style-name="T2">://</text:span></text:a><text:a xlink:type="simple" xlink:href="http://www.aavso.org/webobs"><text:span text:style-name="T2">www</text:span></text:a><text:a xlink:type="simple" xlink:href="http://www.aavso.org/webobs"><text:span text:style-name="T2">.</text:span></text:a><text:a xlink:type="simple" xlink:href="http://www.aavso.org/webobs"><text:span text:style-name="T2">aavso</text:span></text:a><text:a xlink:type="simple" xlink:href="http://www.aavso.org/webobs"><text:span text:style-name="T2">.</text:span></text:a><text:a xlink:type="simple" xlink:href="http://www.aavso.org/webobs"><text:span text:style-name="T2">org</text:span></text:a><text:a xlink:type="simple" xlink:href="http://www.aavso.org/webobs"><text:span text:style-name="T2">/</text:span></text:a><text:a xlink:type="simple" xlink:href="http://www.aavso.org/webobs"><text:span text:style-name="T2">webobs</text:span></text:a>]</text:p>
      <text:p text:style-name="P1"/>
      <text:p text:style-name="P1"><text:span text:style-name="T1">Southern</text:span><text:span text:style-name="T1"> </text:span><text:span text:style-name="T1">Gems</text:span>: A part of the Citizen Sky Project (<text:a xlink:type="simple" xlink:href="http://www.aavso.org/citizensky"><text:span text:style-name="T2">http</text:span></text:a><text:a xlink:type="simple" xlink:href="http://www.aavso.org/citizensky"><text:span text:style-name="T2">://</text:span></text:a><text:a xlink:type="simple" xlink:href="http://www.aavso.org/citizensky"><text:span text:style-name="T2">www</text:span></text:a><text:a xlink:type="simple" xlink:href="http://www.aavso.org/citizensky"><text:span text:style-name="T2">.</text:span></text:a><text:a xlink:type="simple" xlink:href="http://www.aavso.org/citizensky"><text:span text:style-name="T2">aavso</text:span></text:a><text:a xlink:type="simple" xlink:href="http://www.aavso.org/citizensky"><text:span text:style-name="T2">.</text:span></text:a><text:a xlink:type="simple" xlink:href="http://www.aavso.org/citizensky"><text:span text:style-name="T2">org</text:span></text:a><text:a xlink:type="simple" xlink:href="http://www.aavso.org/citizensky"><text:span text:style-name="T2">/</text:span></text:a><text:a xlink:type="simple" xlink:href="http://www.aavso.org/citizensky"><text:span text:style-name="T2">citizensky</text:span></text:a>); ten naked-eye southern hemisphere variable stars. [<text:a xlink:type="simple" xlink:href="http://www.citizensky.org/teams/southern-gems/important-southern-gems-resources"><text:span text:style-name="T2">http</text:span></text:a><text:a xlink:type="simple" xlink:href="http://www.citizensky.org/teams/southern-gems/important-southern-gems-resources"><text:span text:style-name="T2">://</text:span></text:a><text:a xlink:type="simple" xlink:href="http://www.citizensky.org/teams/southern-gems/important-southern-gems-resources"><text:span text:style-name="T2">www</text:span></text:a><text:a xlink:type="simple" xlink:href="http://www.citizensky.org/teams/southern-gems/important-southern-gems-resources"><text:span text:style-name="T2">.</text:span></text:a><text:a xlink:type="simple" xlink:href="http://www.citizensky.org/teams/southern-gems/important-southern-gems-resources"><text:span text:style-name="T2">citizensky</text:span></text:a><text:a xlink:type="simple" xlink:href="http://www.citizensky.org/teams/southern-gems/important-southern-gems-resources"><text:span text:style-name="T2">.</text:span></text:a><text:a xlink:type="simple" xlink:href="http://www.citizensky.org/teams/southern-gems/important-southern-gems-resources"><text:span text:style-name="T2">org</text:span></text:a><text:a xlink:type="simple" xlink:href="http://www.citizensky.org/teams/southern-gems/important-southern-gems-resources"><text:span text:style-name="T2">/</text:span></text:a><text:a xlink:type="simple" xlink:href="http://www.citizensky.org/teams/southern-gems/important-southern-gems-resources"><text:span text:style-name="T2">teams</text:span></text:a><text:a xlink:type="simple" xlink:href="http://www.citizensky.org/teams/southern-gems/important-southern-gems-resources"><text:span text:style-name="T2">/</text:span></text:a><text:a xlink:type="simple" xlink:href="http://www.citizensky.org/teams/southern-gems/important-southern-gems-resources"><text:span text:style-name="T2">southern</text:span></text:a><text:a xlink:type="simple" xlink:href="http://www.citizensky.org/teams/southern-gems/important-southern-gems-resources"><text:span text:style-name="T2">-</text:span></text:a><text:a xlink:type="simple" xlink:href="http://www.citizensky.org/teams/southern-gems/important-southern-gems-resources"><text:span text:style-name="T2">gems</text:span></text:a><text:a xlink:type="simple" xlink:href="http://www.citizensky.org/teams/southern-gems/important-southern-gems-resources"><text:span text:style-name="T2">/</text:span></text:a><text:a xlink:type="simple" xlink:href="http://www.citizensky.org/teams/southern-gems/important-southern-gems-resources"><text:span text:style-name="T2">important</text:span></text:a><text:a xlink:type="simple" xlink:href="http://www.citizensky.org/teams/southern-gems/important-southern-gems-resources"><text:span text:style-name="T2">-</text:span></text:a><text:a xlink:type="simple" xlink:href="http://www.citizensky.org/teams/southern-gems/important-southern-gems-resources"><text:span text:style-name="T2">southern</text:span></text:a><text:a xlink:type="simple" xlink:href="http://www.citizensky.org/teams/southern-gems/important-southern-gems-resources"><text:span text:style-name="T2">-</text:span></text:a><text:a xlink:type="simple" xlink:href="http://www.citizensky.org/teams/southern-gems/important-southern-gems-resources"><text:span text:style-name="T2">gems</text:span></text:a><text:a xlink:type="simple" xlink:href="http://www.citizensky.org/teams/southern-gems/important-southern-gems-resources"><text:span text:style-name="T2">-</text:span></text:a><text:a xlink:type="simple" xlink:href="http://www.citizensky.org/teams/southern-gems/important-southern-gems-resources"><text:span text:style-name="T2">resources</text:span></text:a>]</text:p>
      <text:p text:style-name="P1"/>
      <text:h text:style-name="P5" text:outline-level="10"><text:bookmark text:name="h.f3uzmq72km69"/>Useful Links for ANOVA</text:h>
      <text:p text:style-name="P2"/>
      <text:p text:style-name="P1"><text:span text:style-name="T1">StatSoft</text:span><text:span text:style-name="T1">, </text:span><text:span text:style-name="T1">Introduction</text:span><text:span text:style-name="T1"> </text:span><text:span text:style-name="T1">to</text:span><text:span text:style-name="T1"> </text:span><text:span text:style-name="T1">ANOVA</text:span><text:span text:style-name="T1">/</text:span><text:span text:style-name="T1">MANOVA</text:span><text:span text:style-name="T1">: </text:span>An overview of ANOVA techniques from the publisher of a statistics textbook. The page links to a great deal of other information on statistical analysis. [<text:a xlink:type="simple" xlink:href="http://www.statsoft.com/textbook/anova-manova/?button=1"><text:span text:style-name="T2">http</text:span></text:a><text:a xlink:type="simple" xlink:href="http://www.statsoft.com/textbook/anova-manova/?button=1"><text:span text:style-name="T2">://</text:span></text:a><text:a xlink:type="simple" xlink:href="http://www.statsoft.com/textbook/anova-manova/?button=1"><text:span text:style-name="T2">www</text:span></text:a><text:a xlink:type="simple" xlink:href="http://www.statsoft.com/textbook/anova-manova/?button=1"><text:span text:style-name="T2">.</text:span></text:a><text:a xlink:type="simple" xlink:href="http://www.statsoft.com/textbook/anova-manova/?button=1"><text:span text:style-name="T2">statsoft</text:span></text:a><text:a xlink:type="simple" xlink:href="http://www.statsoft.com/textbook/anova-manova/?button=1"><text:span text:style-name="T2">.</text:span></text:a><text:a xlink:type="simple" xlink:href="http://www.statsoft.com/textbook/anova-manova/?button=1"><text:span text:style-name="T2">com</text:span></text:a><text:a xlink:type="simple" xlink:href="http://www.statsoft.com/textbook/anova-manova/?button=1"><text:span text:style-name="T2">/</text:span></text:a><text:a xlink:type="simple" xlink:href="http://www.statsoft.com/textbook/anova-manova/?button=1"><text:span text:style-name="T2">textbook</text:span></text:a><text:a xlink:type="simple" xlink:href="http://www.statsoft.com/textbook/anova-manova/?button=1"><text:span text:style-name="T2">/</text:span></text:a><text:a xlink:type="simple" xlink:href="http://www.statsoft.com/textbook/anova-manova/?button=1"><text:span text:style-name="T2">anova</text:span></text:a><text:a xlink:type="simple" xlink:href="http://www.statsoft.com/textbook/anova-manova/?button=1"><text:span text:style-name="T2">-</text:span></text:a><text:a xlink:type="simple" xlink:href="http://www.statsoft.com/textbook/anova-manova/?button=1"><text:span text:style-name="T2">manova</text:span></text:a><text:a xlink:type="simple" xlink:href="http://www.statsoft.com/textbook/anova-manova/?button=1"><text:span text:style-name="T2">/?</text:span></text:a><text:a xlink:type="simple" xlink:href="http://www.statsoft.com/textbook/anova-manova/?button=1"><text:span text:style-name="T2">button</text:span></text:a><text:a xlink:type="simple" xlink:href="http://www.statsoft.com/textbook/anova-manova/?button=1"><text:span text:style-name="T2">=1</text:span></text:a>]</text:p>
      <text:p text:style-name="P2"/>
      <text:p text:style-name="P1"><text:span text:style-name="T1">Wikipedia - One-way ANOVA (analysis of variance)</text:span>: Standard Wikipedia entry summarizing the basics of the ANOVA technique. [<text:a xlink:type="simple" xlink:href="http://en.wikipedia.org/wiki/One-way_analysis_of_variance"><text:span text:style-name="T2">http://en.wikipedia.org/wiki/One-way_analysis_of_variance</text:span></text:a>]</text:p>
      <text:p text:style-name="P3"/>
      <text:p text:style-name="P3"><text:span text:style-name="T1">How to Calculate and Understand Analysis of Variance (ANOVA) F Test.</text:span> [<text:a xlink:type="simple" xlink:href="https://explorable.com/anova">https://explorable.com/anova</text:a>] (video)</text:p>
      <text:p text:style-name="P1"/>
      <text:h text:style-name="P4" text:outline-level="10"><text:bookmark text:name="h.u4j2nhh0s8s"/>Useful Links for Period and Time Series Analysis (TS and WWZ)</text:h>
      <text:p text:style-name="P1"/>
      <text:p text:style-name="P1"><text:span text:style-name="T1">AAVSO</text:span><text:span text:style-name="T1"> </text:span><text:span text:style-name="T1">Software</text:span><text:span text:style-name="T1"> </text:span><text:span text:style-name="T1">Directory</text:span>: A collection of software that was developed with variable star observations and data analysis in mind. [<text:a xlink:type="simple" xlink:href="http://www.aavso.org/software-directory"><text:span text:style-name="T2">http</text:span></text:a><text:a xlink:type="simple" xlink:href="http://www.aavso.org/software-directory"><text:span text:style-name="T2">://</text:span></text:a><text:a xlink:type="simple" xlink:href="http://www.aavso.org/software-directory"><text:span text:style-name="T2">www</text:span></text:a><text:a xlink:type="simple" xlink:href="http://www.aavso.org/software-directory"><text:span text:style-name="T2">.</text:span></text:a><text:a xlink:type="simple" xlink:href="http://www.aavso.org/software-directory"><text:span text:style-name="T2">aavso</text:span></text:a><text:a xlink:type="simple" xlink:href="http://www.aavso.org/software-directory"><text:span text:style-name="T2">.</text:span></text:a><text:a xlink:type="simple" xlink:href="http://www.aavso.org/software-directory"><text:span text:style-name="T2">org</text:span></text:a><text:a xlink:type="simple" xlink:href="http://www.aavso.org/software-directory"><text:span text:style-name="T2">/</text:span></text:a><text:a xlink:type="simple" xlink:href="http://www.aavso.org/software-directory"><text:span text:style-name="T2">software</text:span></text:a><text:a xlink:type="simple" xlink:href="http://www.aavso.org/software-directory"><text:span text:style-name="T2">-</text:span></text:a><text:a xlink:type="simple" xlink:href="http://www.aavso.org/software-directory"><text:span text:style-name="T2">directory</text:span></text:a>]<text:line-break/></text:p>
      <text:p text:style-name="P1"><text:span text:style-name="T1">TS</text:span><text:span text:style-name="T1"> (</text:span><text:span text:style-name="T1">Fortran</text:span><text:span text:style-name="T1">)</text:span>: A direct link for downloading the time series statistical program. [<text:a xlink:type="simple" xlink:href="http://www.aavso.org/sites/default/files/software/ts.tar.gz"><text:span text:style-name="T2">http</text:span></text:a><text:a xlink:type="simple" xlink:href="http://www.aavso.org/sites/default/files/software/ts.tar.gz"><text:span text:style-name="T2">://</text:span></text:a><text:a xlink:type="simple" xlink:href="http://www.aavso.org/sites/default/files/software/ts.tar.gz"><text:span text:style-name="T2">www</text:span></text:a><text:a xlink:type="simple" xlink:href="http://www.aavso.org/sites/default/files/software/ts.tar.gz"><text:span text:style-name="T2">.</text:span></text:a><text:a xlink:type="simple" xlink:href="http://www.aavso.org/sites/default/files/software/ts.tar.gz"><text:span text:style-name="T2">aavso</text:span></text:a><text:a xlink:type="simple" xlink:href="http://www.aavso.org/sites/default/files/software/ts.tar.gz"><text:span text:style-name="T2">.</text:span></text:a><text:a xlink:type="simple" xlink:href="http://www.aavso.org/sites/default/files/software/ts.tar.gz"><text:span text:style-name="T2">org</text:span></text:a><text:a xlink:type="simple" xlink:href="http://www.aavso.org/sites/default/files/software/ts.tar.gz"><text:span text:style-name="T2">/</text:span></text:a><text:a xlink:type="simple" xlink:href="http://www.aavso.org/sites/default/files/software/ts.tar.gz"><text:span text:style-name="T2">sites</text:span></text:a><text:a xlink:type="simple" xlink:href="http://www.aavso.org/sites/default/files/software/ts.tar.gz"><text:span text:style-name="T2">/</text:span></text:a><text:a xlink:type="simple" xlink:href="http://www.aavso.org/sites/default/files/software/ts.tar.gz"><text:span text:style-name="T2">default</text:span></text:a><text:a xlink:type="simple" xlink:href="http://www.aavso.org/sites/default/files/software/ts.tar.gz"><text:span text:style-name="T2">/</text:span></text:a><text:a xlink:type="simple" xlink:href="http://www.aavso.org/sites/default/files/software/ts.tar.gz"><text:span text:style-name="T2">files</text:span></text:a><text:a xlink:type="simple" xlink:href="http://www.aavso.org/sites/default/files/software/ts.tar.gz"><text:span text:style-name="T2">/</text:span></text:a><text:a xlink:type="simple" xlink:href="http://www.aavso.org/sites/default/files/software/ts.tar.gz"><text:span text:style-name="T2">software</text:span></text:a><text:a xlink:type="simple" xlink:href="http://www.aavso.org/sites/default/files/software/ts.tar.gz"><text:span text:style-name="T2">/</text:span></text:a><text:a xlink:type="simple" xlink:href="http://www.aavso.org/sites/default/files/software/ts.tar.gz"><text:span text:style-name="T2">ts</text:span></text:a><text:a xlink:type="simple" xlink:href="http://www.aavso.org/sites/default/files/software/ts.tar.gz"><text:span text:style-name="T2">.</text:span></text:a><text:a xlink:type="simple" xlink:href="http://www.aavso.org/sites/default/files/software/ts.tar.gz"><text:span text:style-name="T2">tar</text:span></text:a><text:a xlink:type="simple" xlink:href="http://www.aavso.org/sites/default/files/software/ts.tar.gz"><text:span text:style-name="T2">.</text:span></text:a><text:a xlink:type="simple" xlink:href="http://www.aavso.org/sites/default/files/software/ts.tar.gz"><text:span text:style-name="T2">gz</text:span></text:a>]<text:line-break/></text:p>
      <text:p text:style-name="P1"><text:span text:style-name="T1">WWZ</text:span><text:span text:style-name="T1"> (</text:span><text:span text:style-name="T1">Fortran</text:span><text:span text:style-name="T1">)</text:span>: A direct link for downloading a Fortran version of WWZ. [<text:a xlink:type="simple" xlink:href="http://www.aavso.org/sites/default/files/software/wwz.tar.gz"><text:span text:style-name="T2">http</text:span></text:a><text:a xlink:type="simple" xlink:href="http://www.aavso.org/sites/default/files/software/wwz.tar.gz"><text:span text:style-name="T2">://</text:span></text:a><text:a xlink:type="simple" xlink:href="http://www.aavso.org/sites/default/files/software/wwz.tar.gz"><text:span text:style-name="T2">www</text:span></text:a><text:a xlink:type="simple" xlink:href="http://www.aavso.org/sites/default/files/software/wwz.tar.gz"><text:span text:style-name="T2">.</text:span></text:a><text:a xlink:type="simple" xlink:href="http://www.aavso.org/sites/default/files/software/wwz.tar.gz"><text:span text:style-name="T2">aavso</text:span></text:a><text:a xlink:type="simple" xlink:href="http://www.aavso.org/sites/default/files/software/wwz.tar.gz"><text:span text:style-name="T2">.</text:span></text:a><text:a xlink:type="simple" xlink:href="http://www.aavso.org/sites/default/files/software/wwz.tar.gz"><text:span text:style-name="T2">org</text:span></text:a><text:a xlink:type="simple" xlink:href="http://www.aavso.org/sites/default/files/software/wwz.tar.gz"><text:span text:style-name="T2">/</text:span></text:a><text:a xlink:type="simple" xlink:href="http://www.aavso.org/sites/default/files/software/wwz.tar.gz"><text:span text:style-name="T2">sites</text:span></text:a><text:a xlink:type="simple" xlink:href="http://www.aavso.org/sites/default/files/software/wwz.tar.gz"><text:span text:style-name="T2">/</text:span></text:a><text:a xlink:type="simple" xlink:href="http://www.aavso.org/sites/default/files/software/wwz.tar.gz"><text:span text:style-name="T2">default</text:span></text:a><text:a xlink:type="simple" xlink:href="http://www.aavso.org/sites/default/files/software/wwz.tar.gz"><text:span text:style-name="T2">/</text:span></text:a><text:a xlink:type="simple" xlink:href="http://www.aavso.org/sites/default/files/software/wwz.tar.gz"><text:span text:style-name="T2">files</text:span></text:a><text:a xlink:type="simple" xlink:href="http://www.aavso.org/sites/default/files/software/wwz.tar.gz"><text:span text:style-name="T2">/</text:span></text:a><text:a xlink:type="simple" xlink:href="http://www.aavso.org/sites/default/files/software/wwz.tar.gz"><text:span text:style-name="T2">software</text:span></text:a><text:a xlink:type="simple" xlink:href="http://www.aavso.org/sites/default/files/software/wwz.tar.gz"><text:span text:style-name="T2">/</text:span></text:a><text:a xlink:type="simple" xlink:href="http://www.aavso.org/sites/default/files/software/wwz.tar.gz"><text:span text:style-name="T2">wwz</text:span></text:a><text:a xlink:type="simple" xlink:href="http://www.aavso.org/sites/default/files/software/wwz.tar.gz"><text:span text:style-name="T2">.</text:span></text:a><text:a xlink:type="simple" xlink:href="http://www.aavso.org/sites/default/files/software/wwz.tar.gz"><text:span text:style-name="T2">tar</text:span></text:a><text:a xlink:type="simple" xlink:href="http://www.aavso.org/sites/default/files/software/wwz.tar.gz"><text:span text:style-name="T2">.</text:span></text:a><text:a xlink:type="simple" xlink:href="http://www.aavso.org/sites/default/files/software/wwz.tar.gz"><text:span text:style-name="T2">gz</text:span></text:a>]<text:line-break/></text:p>
      <text:h text:style-name="P4" text:outline-level="10"><text:bookmark text:name="h.xx3gdvwi82p3"/>Useful Links for Polynomial Fit</text:h>
      <text:p text:style-name="P2"/>
      <text:p text:style-name="P3"><text:span text:style-name="T1">Lutus</text:span><text:span text:style-name="T1">, </text:span><text:span text:style-name="T1">P</text:span><text:span text:style-name="T1">., </text:span><text:span text:style-name="T1">Interactive</text:span><text:span text:style-name="T1"> </text:span><text:span text:style-name="T1">Polynomial</text:span><text:span text:style-name="T1"> </text:span><text:span text:style-name="T1">Regression</text:span><text:span text:style-name="T1"> </text:span><text:span text:style-name="T1">Data</text:span><text:span text:style-name="T1"> </text:span><text:span text:style-name="T1">Fit</text:span>: An interactive example using JavaScript. [<text:a xlink:type="simple" xlink:href="http://www.arachnoid.com/polysolve/"><text:span text:style-name="T2">http</text:span></text:a><text:a xlink:type="simple" xlink:href="http://www.arachnoid.com/polysolve/"><text:span text:style-name="T2">://</text:span></text:a><text:a xlink:type="simple" xlink:href="http://www.arachnoid.com/polysolve/"><text:span text:style-name="T2">www</text:span></text:a><text:a xlink:type="simple" xlink:href="http://www.arachnoid.com/polysolve/"><text:span text:style-name="T2">.</text:span></text:a><text:a xlink:type="simple" xlink:href="http://www.arachnoid.com/polysolve/"><text:span text:style-name="T2">arachnoid</text:span></text:a><text:a xlink:type="simple" xlink:href="http://www.arachnoid.com/polysolve/"><text:span text:style-name="T2">.</text:span></text:a><text:a xlink:type="simple" xlink:href="http://www.arachnoid.com/polysolve/"><text:span text:style-name="T2">com</text:span></text:a><text:a xlink:type="simple" xlink:href="http://www.arachnoid.com/polysolve/"><text:span text:style-name="T2">/</text:span></text:a><text:a xlink:type="simple" xlink:href="http://www.arachnoid.com/polysolve/"><text:span text:style-name="T2">polysolve</text:span></text:a>]</text:p>
      <text:p text:style-name="P1"/>
      <text:p text:style-name="P1"><text:span text:style-name="T1">Weisstein</text:span><text:span text:style-name="T1">, </text:span><text:span text:style-name="T1">E</text:span><text:span text:style-name="T1">.</text:span><text:span text:style-name="T1">W</text:span><text:span text:style-name="T1">. </text:span><text:span text:style-name="T1">Root</text:span><text:span text:style-name="T1">-</text:span><text:span text:style-name="T1">Mean</text:span><text:span text:style-name="T1">-</text:span><text:span text:style-name="T1">Square</text:span>: Concise explanation from Wolfram MathWorld with useful links. [<text:a xlink:type="simple" xlink:href="http://mathworld.wolfram.com/Root-Mean-Square.html"><text:span text:style-name="T2">http</text:span></text:a><text:a xlink:type="simple" xlink:href="http://mathworld.wolfram.com/Root-Mean-Square.html"><text:span text:style-name="T2">://</text:span></text:a><text:a xlink:type="simple" xlink:href="http://mathworld.wolfram.com/Root-Mean-Square.html"><text:span text:style-name="T2">mathworld</text:span></text:a><text:a xlink:type="simple" xlink:href="http://mathworld.wolfram.com/Root-Mean-Square.html"><text:span text:style-name="T2">.</text:span></text:a><text:a xlink:type="simple" xlink:href="http://mathworld.wolfram.com/Root-Mean-Square.html"><text:span text:style-name="T2">wolfram</text:span></text:a><text:a xlink:type="simple" xlink:href="http://mathworld.wolfram.com/Root-Mean-Square.html"><text:span text:style-name="T2">.</text:span></text:a><text:a xlink:type="simple" xlink:href="http://mathworld.wolfram.com/Root-Mean-Square.html"><text:span text:style-name="T2">com</text:span></text:a><text:a xlink:type="simple" xlink:href="http://mathworld.wolfram.com/Root-Mean-Square.html"><text:span text:style-name="T2">/</text:span></text:a><text:a xlink:type="simple" xlink:href="http://mathworld.wolfram.com/Root-Mean-Square.html"><text:span text:style-name="T2">Root</text:span></text:a><text:a xlink:type="simple" xlink:href="http://mathworld.wolfram.com/Root-Mean-Square.html"><text:span text:style-name="T2">-</text:span></text:a><text:a xlink:type="simple" xlink:href="http://mathworld.wolfram.com/Root-Mean-Square.html"><text:span text:style-name="T2">Mean</text:span></text:a><text:a xlink:type="simple" xlink:href="http://mathworld.wolfram.com/Root-Mean-Square.html"><text:span text:style-name="T2">-</text:span></text:a><text:a xlink:type="simple" xlink:href="http://mathworld.wolfram.com/Root-Mean-Square.html"><text:span text:style-name="T2">Square</text:span></text:a><text:a xlink:type="simple" xlink:href="http://mathworld.wolfram.com/Root-Mean-Square.html"><text:span text:style-name="T2">.</text:span></text:a><text:a xlink:type="simple" xlink:href="http://mathworld.wolfram.com/Root-Mean-Square.html"><text:span text:style-name="T2">html</text:span></text:a>]</text:p>
      <text:p text:style-name="P1"><text:s/></text:p>
      <text:p text:style-name="P1"><text:span text:style-name="T1">Wikipedia</text:span><text:span text:style-name="T1"> - </text:span><text:span text:style-name="T1">Polynomial</text:span><text:span text:style-name="T1"> </text:span><text:span text:style-name="T1">Regression</text:span>: Standard Wikipedia entry, including history and references. [<text:a xlink:type="simple" xlink:href="http://en.wikipedia.org/wiki/Polynomial_regression"><text:span text:style-name="T2">http</text:span></text:a><text:a xlink:type="simple" xlink:href="http://en.wikipedia.org/wiki/Polynomial_regression"><text:span text:style-name="T2">://</text:span></text:a><text:a xlink:type="simple" xlink:href="http://en.wikipedia.org/wiki/Polynomial_regression"><text:span text:style-name="T2">en</text:span></text:a><text:a xlink:type="simple" xlink:href="http://en.wikipedia.org/wiki/Polynomial_regression"><text:span text:style-name="T2">.</text:span></text:a><text:a xlink:type="simple" xlink:href="http://en.wikipedia.org/wiki/Polynomial_regression"><text:span text:style-name="T2">wikipedia</text:span></text:a><text:a xlink:type="simple" xlink:href="http://en.wikipedia.org/wiki/Polynomial_regression"><text:span text:style-name="T2">.</text:span></text:a><text:a xlink:type="simple" xlink:href="http://en.wikipedia.org/wiki/Polynomial_regression"><text:span text:style-name="T2">org</text:span></text:a><text:a xlink:type="simple" xlink:href="http://en.wikipedia.org/wiki/Polynomial_regression"><text:span text:style-name="T2">/</text:span></text:a><text:a xlink:type="simple" xlink:href="http://en.wikipedia.org/wiki/Polynomial_regression"><text:span text:style-name="T2">wiki</text:span></text:a><text:a xlink:type="simple" xlink:href="http://en.wikipedia.org/wiki/Polynomial_regression"><text:span text:style-name="T2">/</text:span></text:a><text:a xlink:type="simple" xlink:href="http://en.wikipedia.org/wiki/Polynomial_regression"><text:span text:style-name="T2">Polynomial</text:span></text:a><text:a xlink:type="simple" xlink:href="http://en.wikipedia.org/wiki/Polynomial_regression"><text:span text:style-name="T2">_</text:span></text:a><text:a xlink:type="simple" xlink:href="http://en.wikipedia.org/wiki/Polynomial_regression"><text:span text:style-name="T2">regression</text:span></text:a>]</text:p>
      <text:p text:style-name="P1"/>
      <text:p text:style-name="P1"><text:span text:style-name="T1">Wikipedia - Akaike Information Criteria (AIC)</text:span>: Standard Wikipedia entry, including history and references. [<text:a xlink:type="simple" xlink:href="http://en.wikipedia.org/wiki/Akaike_information_criterion"><text:span text:style-name="T2">http://en.wikipedia.org/wiki/Akaike_information_criterion</text:span></text:a>]</text:p>
      <text:p text:style-name="P3"/>
      <text:p text:style-name="P3"><text:span text:style-name="T1">Wikipedia - Curve Fitting. </text:span><text:span text:style-name="T4">[</text:span><text:a xlink:type="simple" xlink:href="http://en.wikipedia.org/wiki/Curve_fitting">http://en.wikipedia.org/wiki/Curve_fitting</text:a>]</text:p>
      <text:p text:style-name="P3"/>
      <text:h text:style-name="P4" text:outline-level="10"><text:bookmark text:name="h.ktevv31oilj9"/>Useful Links for Regular Expressions (for Observation List Pattern Search)</text:h>
      <text:p text:style-name="P1"><text:soft-page-break/></text:p>
      <text:p text:style-name="P1"><text:span text:style-name="T1">Regular</text:span><text:span text:style-name="T1"> </text:span><text:span text:style-name="T1">Expressions</text:span>: A detailed website on the use of regular expressions in data searches, including numerous examples and tutorials. [<text:a xlink:type="simple" xlink:href="http://www.regular-expressions.info/"><text:span text:style-name="T2">http</text:span></text:a><text:a xlink:type="simple" xlink:href="http://www.regular-expressions.info/"><text:span text:style-name="T2">://</text:span></text:a><text:a xlink:type="simple" xlink:href="http://www.regular-expressions.info/"><text:span text:style-name="T2">www</text:span></text:a><text:a xlink:type="simple" xlink:href="http://www.regular-expressions.info/"><text:span text:style-name="T2">.</text:span></text:a><text:a xlink:type="simple" xlink:href="http://www.regular-expressions.info/"><text:span text:style-name="T2">regular</text:span></text:a><text:a xlink:type="simple" xlink:href="http://www.regular-expressions.info/"><text:span text:style-name="T2">-</text:span></text:a><text:a xlink:type="simple" xlink:href="http://www.regular-expressions.info/"><text:span text:style-name="T2">expressions</text:span></text:a><text:a xlink:type="simple" xlink:href="http://www.regular-expressions.info/"><text:span text:style-name="T2">.</text:span></text:a><text:a xlink:type="simple" xlink:href="http://www.regular-expressions.info/"><text:span text:style-name="T2">info</text:span></text:a>]</text:p>
      <text:p text:style-name="P1"/>
      <text:p text:style-name="P1"><text:span text:style-name="T1">Regular</text:span><text:span text:style-name="T1"> </text:span><text:span text:style-name="T1">Expressions</text:span><text:span text:style-name="T1"> </text:span><text:span text:style-name="T1">Quick</text:span><text:span text:style-name="T1"> </text:span><text:span text:style-name="T1">Start</text:span>: A quick tutorial on the basics of using regular expressions in data searches. [<text:a xlink:type="simple" xlink:href="http://www.regular-expressions.info/quickstart.html"><text:span text:style-name="T2">http</text:span></text:a><text:a xlink:type="simple" xlink:href="http://www.regular-expressions.info/quickstart.html"><text:span text:style-name="T2">://</text:span></text:a><text:a xlink:type="simple" xlink:href="http://www.regular-expressions.info/quickstart.html"><text:span text:style-name="T2">www</text:span></text:a><text:a xlink:type="simple" xlink:href="http://www.regular-expressions.info/quickstart.html"><text:span text:style-name="T2">.</text:span></text:a><text:a xlink:type="simple" xlink:href="http://www.regular-expressions.info/quickstart.html"><text:span text:style-name="T2">regular</text:span></text:a><text:a xlink:type="simple" xlink:href="http://www.regular-expressions.info/quickstart.html"><text:span text:style-name="T2">-</text:span></text:a><text:a xlink:type="simple" xlink:href="http://www.regular-expressions.info/quickstart.html"><text:span text:style-name="T2">expressions</text:span></text:a><text:a xlink:type="simple" xlink:href="http://www.regular-expressions.info/quickstart.html"><text:span text:style-name="T2">.</text:span></text:a><text:a xlink:type="simple" xlink:href="http://www.regular-expressions.info/quickstart.html"><text:span text:style-name="T2">info</text:span></text:a><text:a xlink:type="simple" xlink:href="http://www.regular-expressions.info/quickstart.html"><text:span text:style-name="T2">/</text:span></text:a><text:a xlink:type="simple" xlink:href="http://www.regular-expressions.info/quickstart.html"><text:span text:style-name="T2">quickstart</text:span></text:a><text:a xlink:type="simple" xlink:href="http://www.regular-expressions.info/quickstart.html"><text:span text:style-name="T2">.</text:span></text:a><text:a xlink:type="simple" xlink:href="http://www.regular-expressions.info/quickstart.html"><text:span text:style-name="T2">html</text:span></text:a>]</text:p>
      <text:p text:style-name="P1"/>
      <text:p text:style-name="P1"><text:span text:style-name="T1">Wikipedia</text:span><text:span text:style-name="T1"> - </text:span><text:span text:style-name="T1">Regular</text:span><text:span text:style-name="T1"> </text:span><text:span text:style-name="T1">Expressions</text:span>: Standard Wikipedia entry, including history and references. [<text:a xlink:type="simple" xlink:href="http://en.wikipedia.org/wiki/Regular_expression"><text:span text:style-name="T2">http</text:span></text:a><text:a xlink:type="simple" xlink:href="http://en.wikipedia.org/wiki/Regular_expression"><text:span text:style-name="T2">://</text:span></text:a><text:a xlink:type="simple" xlink:href="http://en.wikipedia.org/wiki/Regular_expression"><text:span text:style-name="T2">en</text:span></text:a><text:a xlink:type="simple" xlink:href="http://en.wikipedia.org/wiki/Regular_expression"><text:span text:style-name="T2">.</text:span></text:a><text:a xlink:type="simple" xlink:href="http://en.wikipedia.org/wiki/Regular_expression"><text:span text:style-name="T2">wikipedia</text:span></text:a><text:a xlink:type="simple" xlink:href="http://en.wikipedia.org/wiki/Regular_expression"><text:span text:style-name="T2">.</text:span></text:a><text:a xlink:type="simple" xlink:href="http://en.wikipedia.org/wiki/Regular_expression"><text:span text:style-name="T2">org</text:span></text:a><text:a xlink:type="simple" xlink:href="http://en.wikipedia.org/wiki/Regular_expression"><text:span text:style-name="T2">/</text:span></text:a><text:a xlink:type="simple" xlink:href="http://en.wikipedia.org/wiki/Regular_expression"><text:span text:style-name="T2">wiki</text:span></text:a><text:a xlink:type="simple" xlink:href="http://en.wikipedia.org/wiki/Regular_expression"><text:span text:style-name="T2">/</text:span></text:a><text:a xlink:type="simple" xlink:href="http://en.wikipedia.org/wiki/Regular_expression"><text:span text:style-name="T2">Regular</text:span></text:a><text:a xlink:type="simple" xlink:href="http://en.wikipedia.org/wiki/Regular_expression"><text:span text:style-name="T2">_</text:span></text:a><text:a xlink:type="simple" xlink:href="http://en.wikipedia.org/wiki/Regular_expression"><text:span text:style-name="T2">expression</text:span></text:a>]</text:p>
      <text:p text:style-name="P1"/>
      <text:p text:style-name="P1"><text:span text:style-name="T1">Regular Expressions - User Guide</text:span>: An overview of regular expressions that explains the basics very thoroughly. [<text:a xlink:type="simple" xlink:href="http://www.zytrax.com/tech/web/regex.htm">http</text:a><text:a xlink:type="simple" xlink:href="http://www.zytrax.com/tech/web/regex.htm">://</text:a><text:a xlink:type="simple" xlink:href="http://www.zytrax.com/tech/web/regex.htm">www</text:a><text:a xlink:type="simple" xlink:href="http://www.zytrax.com/tech/web/regex.htm">.</text:a><text:a xlink:type="simple" xlink:href="http://www.zytrax.com/tech/web/regex.htm">zytrax</text:a><text:a xlink:type="simple" xlink:href="http://www.zytrax.com/tech/web/regex.htm">.</text:a><text:a xlink:type="simple" xlink:href="http://www.zytrax.com/tech/web/regex.htm">com</text:a><text:a xlink:type="simple" xlink:href="http://www.zytrax.com/tech/web/regex.htm">/</text:a><text:a xlink:type="simple" xlink:href="http://www.zytrax.com/tech/web/regex.htm">tech</text:a><text:a xlink:type="simple" xlink:href="http://www.zytrax.com/tech/web/regex.htm">/</text:a><text:a xlink:type="simple" xlink:href="http://www.zytrax.com/tech/web/regex.htm">web</text:a><text:a xlink:type="simple" xlink:href="http://www.zytrax.com/tech/web/regex.htm">/</text:a><text:a xlink:type="simple" xlink:href="http://www.zytrax.com/tech/web/regex.htm">regex</text:a><text:a xlink:type="simple" xlink:href="http://www.zytrax.com/tech/web/regex.htm">.</text:a><text:a xlink:type="simple" xlink:href="http://www.zytrax.com/tech/web/regex.htm">htm</text:a>]</text:p>
      <text:h text:style-name="P7" text:outline-level="10"><text:bookmark text:name="h.kmn2g69cbxqe"/>Further Reading</text:h>
      <text:p text:style-name="P1"/>
      <text:p text:style-name="P1">Benn, D., 2012, <text:span text:style-name="T1">Algorithms</text:span><text:span text:style-name="T1"> + </text:span><text:span text:style-name="T1">Observations</text:span><text:span text:style-name="T1"> = </text:span><text:span text:style-name="T1">VStar</text:span>, JAAVSO, vol 40, p 852. An overview of the history and possible future of VStar.</text:p>
      <text:p text:style-name="P1">[<text:a xlink:type="simple" xlink:href="http://www.aavso.org/sites/default/files/jaavso/v40n2/852.pdf"><text:span text:style-name="T2">http</text:span></text:a><text:a xlink:type="simple" xlink:href="http://www.aavso.org/sites/default/files/jaavso/v40n2/852.pdf"><text:span text:style-name="T2">://</text:span></text:a><text:a xlink:type="simple" xlink:href="http://www.aavso.org/sites/default/files/jaavso/v40n2/852.pdf"><text:span text:style-name="T2">www</text:span></text:a><text:a xlink:type="simple" xlink:href="http://www.aavso.org/sites/default/files/jaavso/v40n2/852.pdf"><text:span text:style-name="T2">.</text:span></text:a><text:a xlink:type="simple" xlink:href="http://www.aavso.org/sites/default/files/jaavso/v40n2/852.pdf"><text:span text:style-name="T2">aavso</text:span></text:a><text:a xlink:type="simple" xlink:href="http://www.aavso.org/sites/default/files/jaavso/v40n2/852.pdf"><text:span text:style-name="T2">.</text:span></text:a><text:a xlink:type="simple" xlink:href="http://www.aavso.org/sites/default/files/jaavso/v40n2/852.pdf"><text:span text:style-name="T2">org</text:span></text:a><text:a xlink:type="simple" xlink:href="http://www.aavso.org/sites/default/files/jaavso/v40n2/852.pdf"><text:span text:style-name="T2">/</text:span></text:a><text:a xlink:type="simple" xlink:href="http://www.aavso.org/sites/default/files/jaavso/v40n2/852.pdf"><text:span text:style-name="T2">sites</text:span></text:a><text:a xlink:type="simple" xlink:href="http://www.aavso.org/sites/default/files/jaavso/v40n2/852.pdf"><text:span text:style-name="T2">/</text:span></text:a><text:a xlink:type="simple" xlink:href="http://www.aavso.org/sites/default/files/jaavso/v40n2/852.pdf"><text:span text:style-name="T2">default</text:span></text:a><text:a xlink:type="simple" xlink:href="http://www.aavso.org/sites/default/files/jaavso/v40n2/852.pdf"><text:span text:style-name="T2">/</text:span></text:a><text:a xlink:type="simple" xlink:href="http://www.aavso.org/sites/default/files/jaavso/v40n2/852.pdf"><text:span text:style-name="T2">files</text:span></text:a><text:a xlink:type="simple" xlink:href="http://www.aavso.org/sites/default/files/jaavso/v40n2/852.pdf"><text:span text:style-name="T2">/</text:span></text:a><text:a xlink:type="simple" xlink:href="http://www.aavso.org/sites/default/files/jaavso/v40n2/852.pdf"><text:span text:style-name="T2">jaavso</text:span></text:a><text:a xlink:type="simple" xlink:href="http://www.aavso.org/sites/default/files/jaavso/v40n2/852.pdf"><text:span text:style-name="T2">/</text:span></text:a><text:a xlink:type="simple" xlink:href="http://www.aavso.org/sites/default/files/jaavso/v40n2/852.pdf"><text:span text:style-name="T2">v</text:span></text:a><text:a xlink:type="simple" xlink:href="http://www.aavso.org/sites/default/files/jaavso/v40n2/852.pdf"><text:span text:style-name="T2">40</text:span></text:a><text:a xlink:type="simple" xlink:href="http://www.aavso.org/sites/default/files/jaavso/v40n2/852.pdf"><text:span text:style-name="T2">n</text:span></text:a><text:a xlink:type="simple" xlink:href="http://www.aavso.org/sites/default/files/jaavso/v40n2/852.pdf"><text:span text:style-name="T2">2/852.</text:span></text:a><text:a xlink:type="simple" xlink:href="http://www.aavso.org/sites/default/files/jaavso/v40n2/852.pdf"><text:span text:style-name="T2">pdf</text:span></text:a>]</text:p>
      <text:p text:style-name="P1"/>
      <text:p text:style-name="P1">Benn, D. <text:span text:style-name="T1">VStar</text:span><text:span text:style-name="T1"> </text:span><text:span text:style-name="T1">Blog</text:span><text:span text:style-name="T1">. </text:span>An ongoing blog (with archive) that discusses the usage of VStar as well as updates to the program. [<text:a xlink:type="simple" xlink:href="http://dbenn.wordpress.com/category/astronomy-science/vstar/"><text:span text:style-name="T2">http</text:span></text:a><text:a xlink:type="simple" xlink:href="http://dbenn.wordpress.com/category/astronomy-science/vstar/"><text:span text:style-name="T2">://</text:span></text:a><text:a xlink:type="simple" xlink:href="http://dbenn.wordpress.com/category/astronomy-science/vstar/"><text:span text:style-name="T2">dbenn</text:span></text:a><text:a xlink:type="simple" xlink:href="http://dbenn.wordpress.com/category/astronomy-science/vstar/"><text:span text:style-name="T2">.</text:span></text:a><text:a xlink:type="simple" xlink:href="http://dbenn.wordpress.com/category/astronomy-science/vstar/"><text:span text:style-name="T2">wordpress</text:span></text:a><text:a xlink:type="simple" xlink:href="http://dbenn.wordpress.com/category/astronomy-science/vstar/"><text:span text:style-name="T2">.</text:span></text:a><text:a xlink:type="simple" xlink:href="http://dbenn.wordpress.com/category/astronomy-science/vstar/"><text:span text:style-name="T2">com</text:span></text:a><text:a xlink:type="simple" xlink:href="http://dbenn.wordpress.com/category/astronomy-science/vstar/"><text:span text:style-name="T2">/</text:span></text:a><text:a xlink:type="simple" xlink:href="http://dbenn.wordpress.com/category/astronomy-science/vstar/"><text:span text:style-name="T2">category</text:span></text:a><text:a xlink:type="simple" xlink:href="http://dbenn.wordpress.com/category/astronomy-science/vstar/"><text:span text:style-name="T2">/</text:span></text:a><text:a xlink:type="simple" xlink:href="http://dbenn.wordpress.com/category/astronomy-science/vstar/"><text:span text:style-name="T2">astronomy</text:span></text:a><text:a xlink:type="simple" xlink:href="http://dbenn.wordpress.com/category/astronomy-science/vstar/"><text:span text:style-name="T2">-</text:span></text:a><text:a xlink:type="simple" xlink:href="http://dbenn.wordpress.com/category/astronomy-science/vstar/"><text:span text:style-name="T2">science</text:span></text:a><text:a xlink:type="simple" xlink:href="http://dbenn.wordpress.com/category/astronomy-science/vstar/"><text:span text:style-name="T2">/</text:span></text:a><text:a xlink:type="simple" xlink:href="http://dbenn.wordpress.com/category/astronomy-science/vstar/"><text:span text:style-name="T2">vstar</text:span></text:a>]</text:p>
      <text:p text:style-name="P1"/>
      <text:p text:style-name="P1">Ferraz-Mello, S. 1981, <text:span text:style-name="T1">Estimation</text:span><text:span text:style-name="T1"> </text:span><text:span text:style-name="T1">of</text:span><text:span text:style-name="T1"> </text:span><text:span text:style-name="T1">Periods</text:span><text:span text:style-name="T1"> </text:span><text:span text:style-name="T1">From</text:span><text:span text:style-name="T1"> </text:span><text:span text:style-name="T1">Unequally</text:span><text:span text:style-name="T1"> </text:span><text:span text:style-name="T1">Spaced</text:span><text:span text:style-name="T1"> </text:span><text:span text:style-name="T1">Observations</text:span>, Astron. J., vol 86, p 619. A technical article on the use of Fourier Transforms as applied to time series data with gaps in observations. [<text:a xlink:type="simple" xlink:href="http://adsabs.harvard.edu/full/1981AJ.....86..619F"><text:span text:style-name="T2">http</text:span></text:a><text:a xlink:type="simple" xlink:href="http://adsabs.harvard.edu/full/1981AJ.....86..619F"><text:span text:style-name="T2">://</text:span></text:a><text:a xlink:type="simple" xlink:href="http://adsabs.harvard.edu/full/1981AJ.....86..619F"><text:span text:style-name="T2">adsabs</text:span></text:a><text:a xlink:type="simple" xlink:href="http://adsabs.harvard.edu/full/1981AJ.....86..619F"><text:span text:style-name="T2">.</text:span></text:a><text:a xlink:type="simple" xlink:href="http://adsabs.harvard.edu/full/1981AJ.....86..619F"><text:span text:style-name="T2">harvard</text:span></text:a><text:a xlink:type="simple" xlink:href="http://adsabs.harvard.edu/full/1981AJ.....86..619F"><text:span text:style-name="T2">.</text:span></text:a><text:a xlink:type="simple" xlink:href="http://adsabs.harvard.edu/full/1981AJ.....86..619F"><text:span text:style-name="T2">edu</text:span></text:a><text:a xlink:type="simple" xlink:href="http://adsabs.harvard.edu/full/1981AJ.....86..619F"><text:span text:style-name="T2">/</text:span></text:a><text:a xlink:type="simple" xlink:href="http://adsabs.harvard.edu/full/1981AJ.....86..619F"><text:span text:style-name="T2">full</text:span></text:a><text:a xlink:type="simple" xlink:href="http://adsabs.harvard.edu/full/1981AJ.....86..619F"><text:span text:style-name="T2">/1981</text:span></text:a><text:a xlink:type="simple" xlink:href="http://adsabs.harvard.edu/full/1981AJ.....86..619F"><text:span text:style-name="T2">AJ</text:span></text:a><text:a xlink:type="simple" xlink:href="http://adsabs.harvard.edu/full/1981AJ.....86..619F"><text:span text:style-name="T2">.....86..619</text:span></text:a><text:a xlink:type="simple" xlink:href="http://adsabs.harvard.edu/full/1981AJ.....86..619F"><text:span text:style-name="T2">F</text:span></text:a>]</text:p>
      <text:p text:style-name="P1"/>
      <text:p text:style-name="P1">Foster, G. 1995, <text:span text:style-name="T1">The</text:span><text:span text:style-name="T1"> </text:span><text:span text:style-name="T1">CLEANest</text:span><text:span text:style-name="T1"> </text:span><text:span text:style-name="T1">Fourier</text:span><text:span text:style-name="T1"> </text:span><text:span text:style-name="T1">Spectrum</text:span>, Astron. J., vol 109, no 4, p 1889. A technical article describing the development and application of the CLEANest algorithm. </text:p>
      <text:p text:style-name="P1"><text:a xlink:type="simple" xlink:href="http://adsabs.harvard.edu/full/1995AJ....109.1889F"><text:span text:style-name="T2">http</text:span></text:a><text:a xlink:type="simple" xlink:href="http://adsabs.harvard.edu/full/1995AJ....109.1889F"><text:span text:style-name="T2">://</text:span></text:a><text:a xlink:type="simple" xlink:href="http://adsabs.harvard.edu/full/1995AJ....109.1889F"><text:span text:style-name="T2">adsabs</text:span></text:a><text:a xlink:type="simple" xlink:href="http://adsabs.harvard.edu/full/1995AJ....109.1889F"><text:span text:style-name="T2">.</text:span></text:a><text:a xlink:type="simple" xlink:href="http://adsabs.harvard.edu/full/1995AJ....109.1889F"><text:span text:style-name="T2">harvard</text:span></text:a><text:a xlink:type="simple" xlink:href="http://adsabs.harvard.edu/full/1995AJ....109.1889F"><text:span text:style-name="T2">.</text:span></text:a><text:a xlink:type="simple" xlink:href="http://adsabs.harvard.edu/full/1995AJ....109.1889F"><text:span text:style-name="T2">edu</text:span></text:a><text:a xlink:type="simple" xlink:href="http://adsabs.harvard.edu/full/1995AJ....109.1889F"><text:span text:style-name="T2">/</text:span></text:a><text:a xlink:type="simple" xlink:href="http://adsabs.harvard.edu/full/1995AJ....109.1889F"><text:span text:style-name="T2">full</text:span></text:a><text:a xlink:type="simple" xlink:href="http://adsabs.harvard.edu/full/1995AJ....109.1889F"><text:span text:style-name="T2">/1995</text:span></text:a><text:a xlink:type="simple" xlink:href="http://adsabs.harvard.edu/full/1995AJ....109.1889F"><text:span text:style-name="T2">AJ</text:span></text:a><text:a xlink:type="simple" xlink:href="http://adsabs.harvard.edu/full/1995AJ....109.1889F"><text:span text:style-name="T2">....109.1889</text:span></text:a><text:a xlink:type="simple" xlink:href="http://adsabs.harvard.edu/full/1995AJ....109.1889F"><text:span text:style-name="T2">F</text:span></text:a></text:p>
      <text:p text:style-name="P1"/>
      <text:p text:style-name="P1">Foster, G. 1996, <text:span text:style-name="T1">Wavelets</text:span><text:span text:style-name="T1"> </text:span><text:span text:style-name="T1">for</text:span><text:span text:style-name="T1"> </text:span><text:span text:style-name="T1">Period</text:span><text:span text:style-name="T1"> </text:span><text:span text:style-name="T1">Analysis</text:span><text:span text:style-name="T1"> </text:span><text:span text:style-name="T1">of</text:span><text:span text:style-name="T1"> </text:span><text:span text:style-name="T1">Unevenly</text:span><text:span text:style-name="T1"> </text:span><text:span text:style-name="T1">Sampled</text:span><text:span text:style-name="T1"> </text:span><text:span text:style-name="T1">Time</text:span><text:span text:style-name="T1"> </text:span><text:span text:style-name="T1">Series</text:span>, Astron. J., vol 112, p 1709. A technical article describing the development and application of the Weighted Wavelet Z-transform (WWZ. [<text:a xlink:type="simple" xlink:href="http://adsabs.harvard.edu/full/1996AJ....112.1709F"><text:span text:style-name="T2">http</text:span></text:a><text:a xlink:type="simple" xlink:href="http://adsabs.harvard.edu/full/1996AJ....112.1709F"><text:span text:style-name="T2">://</text:span></text:a><text:a xlink:type="simple" xlink:href="http://adsabs.harvard.edu/full/1996AJ....112.1709F"><text:span text:style-name="T2">adsabs</text:span></text:a><text:a xlink:type="simple" xlink:href="http://adsabs.harvard.edu/full/1996AJ....112.1709F"><text:span text:style-name="T2">.</text:span></text:a><text:a xlink:type="simple" xlink:href="http://adsabs.harvard.edu/full/1996AJ....112.1709F"><text:span text:style-name="T2">harvard</text:span></text:a><text:a xlink:type="simple" xlink:href="http://adsabs.harvard.edu/full/1996AJ....112.1709F"><text:span text:style-name="T2">.</text:span></text:a><text:a xlink:type="simple" xlink:href="http://adsabs.harvard.edu/full/1996AJ....112.1709F"><text:span text:style-name="T2">edu</text:span></text:a><text:a xlink:type="simple" xlink:href="http://adsabs.harvard.edu/full/1996AJ....112.1709F"><text:span text:style-name="T2">/</text:span></text:a><text:a xlink:type="simple" xlink:href="http://adsabs.harvard.edu/full/1996AJ....112.1709F"><text:span text:style-name="T2">full</text:span></text:a><text:a xlink:type="simple" xlink:href="http://adsabs.harvard.edu/full/1996AJ....112.1709F"><text:span text:style-name="T2">/1996</text:span></text:a><text:a xlink:type="simple" xlink:href="http://adsabs.harvard.edu/full/1996AJ....112.1709F"><text:span text:style-name="T2">AJ</text:span></text:a><text:a xlink:type="simple" xlink:href="http://adsabs.harvard.edu/full/1996AJ....112.1709F"><text:span text:style-name="T2">....112.1709</text:span></text:a><text:a xlink:type="simple" xlink:href="http://adsabs.harvard.edu/full/1996AJ....112.1709F"><text:span text:style-name="T2">F</text:span></text:a>]</text:p>
      <text:p text:style-name="P1"/>
      <text:p text:style-name="P1">Foster, G., <text:span text:style-name="T1">Analyzing</text:span><text:span text:style-name="T1"> </text:span><text:span text:style-name="T1">Light</text:span><text:span text:style-name="T1"> </text:span><text:span text:style-name="T1">Curves</text:span><text:span text:style-name="T1">: </text:span><text:span text:style-name="T1">A</text:span><text:span text:style-name="T1"> </text:span><text:span text:style-name="T1">Practical</text:span><text:span text:style-name="T1"> </text:span><text:span text:style-name="T1">Guide</text:span>, 2010, Lulu. Considered the standard introduction to variable star light curve analysis; details the application of various statistical approaches and algorithms to variable star data.</text:p>
      <text:p text:style-name="P1"><text:a xlink:type="simple" xlink:href="http://www.lulu.com/shop/grant-foster/analyzing-light-curves-a-practical-guide/paperback/product-11037112.html"><text:span text:style-name="T2">http</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www</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lulu</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com</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shop</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grant</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foster</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analyzing</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light</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curves</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a</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practical</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guide</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paperback</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product</text:span></text:a><text:a xlink:type="simple" xlink:href="http://www.lulu.com/shop/grant-foster/analyzing-light-curves-a-practical-guide/paperback/product-11037112.html"><text:span text:style-name="T2">-11037112.</text:span></text:a><text:a xlink:type="simple" xlink:href="http://www.lulu.com/shop/grant-foster/analyzing-light-curves-a-practical-guide/paperback/product-11037112.html"><text:span text:style-name="T2">html</text:span></text:a></text:p>
      <text:p text:style-name="P1"/>
      <text:p text:style-name="P1">Foster, G., <text:span text:style-name="T1">Understanding</text:span><text:span text:style-name="T1"> </text:span><text:span text:style-name="T1">Statistics</text:span><text:span text:style-name="T1">: </text:span><text:span text:style-name="T1">Basic</text:span><text:span text:style-name="T1"> </text:span><text:span text:style-name="T1">Theory</text:span><text:span text:style-name="T1"> </text:span><text:span text:style-name="T1">and</text:span><text:span text:style-name="T1"> </text:span><text:span text:style-name="T1">Practice</text:span>, 2013, Lulu. An introduction to statistical principles and techniques utilizing basic, everyday examples. [<text:span text:style-name="T2">http</text:span><text:span text:style-name="T2">://</text:span><text:span text:style-name="T2">www</text:span><text:span text:style-name="T2">.</text:span><text:span text:style-name="T2">lulu</text:span><text:span text:style-name="T2">.</text:span><text:span text:style-name="T2">com</text:span><text:span text:style-name="T2">/</text:span><text:span text:style-name="T2">shop</text:span><text:span text:style-name="T2">/</text:span><text:span text:style-name="T2">grant</text:span><text:span text:style-name="T2">-</text:span><text:span text:style-name="T2">foster</text:span><text:span text:style-name="T2">/</text:span><text:span text:style-name="T2">understanding</text:span><text:span text:style-name="T2">-</text:span><text:span text:style-name="T2">statistics</text:span><text:span text:style-name="T2">-</text:span><text:span text:style-name="T2">basic</text:span><text:span text:style-name="T2">-</text:span><text:span text:style-name="T2">theory</text:span><text:span text:style-name="T2">-</text:span><text:span text:style-name="T2">and</text:span><text:span text:style-name="T2">-</text:span><text:span text:style-name="T2">practice</text:span><text:span text:style-name="T2">/</text:span><text:span text:style-name="T2">paperback</text:span><text:span text:style-name="T2">/</text:span><text:span text:style-name="T2">product</text:span><text:span text:style-name="T2">-20680689.</text:span><text:span text:style-name="T2">html</text:span>]</text:p>
      <text:p text:style-name="P1"/>
      <text:p text:style-name="P1">Templeton, M., 2004, <text:span text:style-name="T1">Time</text:span><text:span text:style-name="T1">-</text:span><text:span text:style-name="T1">Series</text:span><text:span text:style-name="T1"> </text:span><text:span text:style-name="T1">Analysis</text:span><text:span text:style-name="T1"> </text:span><text:span text:style-name="T1">of</text:span><text:span text:style-name="T1"> </text:span><text:span text:style-name="T1">Variable</text:span><text:span text:style-name="T1"> </text:span><text:span text:style-name="T1">Star</text:span><text:span text:style-name="T1"> </text:span><text:span text:style-name="T1">Data</text:span>, JAAVSO <text:s/>vol 32, p 41. An introduction to the application of Time-series Analysis to variable star data; based on an AAVSO meeting workshop. [<text:a xlink:type="simple" xlink:href="http://www.aavso.org/files/jaavso/v32n1/41.pdf"><text:span text:style-name="T2">http</text:span></text:a><text:a xlink:type="simple" xlink:href="http://www.aavso.org/files/jaavso/v32n1/41.pdf"><text:span text:style-name="T2">://</text:span></text:a><text:a xlink:type="simple" xlink:href="http://www.aavso.org/files/jaavso/v32n1/41.pdf"><text:span text:style-name="T2">www</text:span></text:a><text:a xlink:type="simple" xlink:href="http://www.aavso.org/files/jaavso/v32n1/41.pdf"><text:span text:style-name="T2">.</text:span></text:a><text:a xlink:type="simple" xlink:href="http://www.aavso.org/files/jaavso/v32n1/41.pdf"><text:span text:style-name="T2">aavso</text:span></text:a><text:a xlink:type="simple" xlink:href="http://www.aavso.org/files/jaavso/v32n1/41.pdf"><text:span text:style-name="T2">.</text:span></text:a><text:a xlink:type="simple" xlink:href="http://www.aavso.org/files/jaavso/v32n1/41.pdf"><text:span text:style-name="T2">org</text:span></text:a><text:a xlink:type="simple" xlink:href="http://www.aavso.org/files/jaavso/v32n1/41.pdf"><text:span text:style-name="T2">/</text:span></text:a><text:a xlink:type="simple" xlink:href="http://www.aavso.org/files/jaavso/v32n1/41.pdf"><text:span text:style-name="T2">files</text:span></text:a><text:a xlink:type="simple" xlink:href="http://www.aavso.org/files/jaavso/v32n1/41.pdf"><text:span text:style-name="T2">/</text:span></text:a><text:a xlink:type="simple" xlink:href="http://www.aavso.org/files/jaavso/v32n1/41.pdf"><text:span text:style-name="T2">jaavso</text:span></text:a><text:a xlink:type="simple" xlink:href="http://www.aavso.org/files/jaavso/v32n1/41.pdf"><text:span text:style-name="T2">/</text:span></text:a><text:a xlink:type="simple" xlink:href="http://www.aavso.org/files/jaavso/v32n1/41.pdf"><text:span text:style-name="T2">v</text:span></text:a><text:a xlink:type="simple" xlink:href="http://www.aavso.org/files/jaavso/v32n1/41.pdf"><text:span text:style-name="T2">32</text:span></text:a><text:a xlink:type="simple" xlink:href="http://www.aavso.org/files/jaavso/v32n1/41.pdf"><text:span text:style-name="T2">n</text:span></text:a><text:a xlink:type="simple" xlink:href="http://www.aavso.org/files/jaavso/v32n1/41.pdf"><text:span text:style-name="T2">1/41.</text:span></text:a><text:a xlink:type="simple" xlink:href="http://www.aavso.org/files/jaavso/v32n1/41.pdf"><text:span text:style-name="T2">pdf</text:span></text:a>]</text:p>
      <text:p text:style-name="P1"/>
      <text:p text:style-name="P1"><text:span text:style-name="T1">Variable</text:span><text:span text:style-name="T1"> </text:span><text:span text:style-name="T1">Star</text:span><text:span text:style-name="T1"> </text:span><text:span text:style-name="T1">Astronomy</text:span><text:span text:style-name="T1"> </text:span><text:span text:style-name="T1">Chapter</text:span><text:span text:style-name="T1"> 12: </text:span><text:span text:style-name="T1">Variable</text:span><text:span text:style-name="T1"> </text:span><text:span text:style-name="T1">Stars</text:span><text:span text:style-name="T1"> </text:span><text:span text:style-name="T1">and</text:span><text:span text:style-name="T1"> </text:span><text:span text:style-name="T1">Phase</text:span><text:span text:style-name="T1"> </text:span><text:span text:style-name="T1">Diagrams</text:span><text:span text:style-name="T1">: </text:span>A very basic introduction to the statistics of variable star data written for the <text:span text:style-name="T1">Variable</text:span><text:span text:style-name="T1"> </text:span><text:span text:style-name="T1">Star</text:span><text:span text:style-name="T1"> </text:span><text:span text:style-name="T1">Astronomy</text:span> (formerly <text:span text:style-name="T1">Hands</text:span><text:span text:style-name="T1">-</text:span><text:span text:style-name="T1">on</text:span><text:span text:style-name="T1"> </text:span><text:span text:style-name="T1">Astrophysics</text:span>) curriculum. </text:p>
      <text:p text:style-name="P1"><text:a xlink:type="simple" xlink:href="http://www.aavso.org/sites/default/files/Chapter12.pdf"><text:span text:style-name="T2">http</text:span></text:a><text:a xlink:type="simple" xlink:href="http://www.aavso.org/sites/default/files/Chapter12.pdf"><text:span text:style-name="T2">://</text:span></text:a><text:a xlink:type="simple" xlink:href="http://www.aavso.org/sites/default/files/Chapter12.pdf"><text:span text:style-name="T2">www</text:span></text:a><text:a xlink:type="simple" xlink:href="http://www.aavso.org/sites/default/files/Chapter12.pdf"><text:span text:style-name="T2">.</text:span></text:a><text:a xlink:type="simple" xlink:href="http://www.aavso.org/sites/default/files/Chapter12.pdf"><text:span text:style-name="T2">aavso</text:span></text:a><text:a xlink:type="simple" xlink:href="http://www.aavso.org/sites/default/files/Chapter12.pdf"><text:span text:style-name="T2">.</text:span></text:a><text:a xlink:type="simple" xlink:href="http://www.aavso.org/sites/default/files/Chapter12.pdf"><text:span text:style-name="T2">org</text:span></text:a><text:a xlink:type="simple" xlink:href="http://www.aavso.org/sites/default/files/Chapter12.pdf"><text:span text:style-name="T2">/</text:span></text:a><text:a xlink:type="simple" xlink:href="http://www.aavso.org/sites/default/files/Chapter12.pdf"><text:span text:style-name="T2">sites</text:span></text:a><text:a xlink:type="simple" xlink:href="http://www.aavso.org/sites/default/files/Chapter12.pdf"><text:span text:style-name="T2">/</text:span></text:a><text:a xlink:type="simple" xlink:href="http://www.aavso.org/sites/default/files/Chapter12.pdf"><text:span text:style-name="T2">default</text:span></text:a><text:a xlink:type="simple" xlink:href="http://www.aavso.org/sites/default/files/Chapter12.pdf"><text:span text:style-name="T2">/</text:span></text:a><text:a xlink:type="simple" xlink:href="http://www.aavso.org/sites/default/files/Chapter12.pdf"><text:span text:style-name="T2">files</text:span></text:a><text:a xlink:type="simple" xlink:href="http://www.aavso.org/sites/default/files/Chapter12.pdf"><text:span text:style-name="T2">/</text:span></text:a><text:a xlink:type="simple" xlink:href="http://www.aavso.org/sites/default/files/Chapter12.pdf"><text:span text:style-name="T2">Chapter</text:span></text:a><text:a xlink:type="simple" xlink:href="http://www.aavso.org/sites/default/files/Chapter12.pdf"><text:span text:style-name="T2">12.</text:span></text:a><text:a xlink:type="simple" xlink:href="http://www.aavso.org/sites/default/files/Chapter12.pdf"><text:span text:style-name="T2">pdf</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arial" svg:font-family="arial, Verdana, Geneva, 'DejaVu Sans', sans-serif"/>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0</meta:editing-cycles>
    <dc:date>2014-12-18T08:45:55</dc:date>
    <meta:editing-duration>PT35M3S</meta:editing-duration>
    <meta:document-statistic meta:table-count="0" meta:image-count="0" meta:object-count="0" meta:page-count="4" meta:paragraph-count="49" meta:word-count="744" meta:character-count="6528"/>
  </office:meta>
</office:document-meta>
</file>